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45in" style:writing-mode="lr-tb"/>
    </style:style>
    <style:style style:name="P2" style:family="paragraph" style:parent-style-name="Ul">
      <style:paragraph-properties fo:margin-top="0in" fo:margin-bottom="0.1945in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Ul">
      <style:paragraph-properties fo:margin-left="1in" fo:margin-right="0in" fo:margin-top="0in" fo:margin-bottom="0.1945in" fo:text-indent="0in" style:auto-text-indent="false" style:writing-mode="lr-tb"/>
    </style:style>
    <style:style style:name="P5" style:family="paragraph" style:parent-style-name="Heading_20_1">
      <style:paragraph-properties fo:margin-top="0in" fo:margin-bottom="0.1945in" style:writing-mode="lr-tb"/>
    </style:style>
    <style:style style:name="P6" style:family="paragraph" style:parent-style-name="Heading_20_2">
      <style:paragraph-properties fo:margin-top="0in" fo:margin-bottom="0.1945in" style:writing-mode="lr-tb"/>
    </style:style>
    <style:style style:name="P7" style:family="paragraph" style:parent-style-name="Heading_20_3">
      <style:paragraph-properties fo:margin-top="0in" fo:margin-bottom="0.1945in" style:writing-mode="lr-tb"/>
    </style:style>
    <style:style style:name="P8" style:family="paragraph" style:parent-style-name="Ol" style:list-style-name="LS1">
      <style:paragraph-properties fo:margin-top="0in" fo:margin-bottom="0in" style:writing-mode="lr-tb"/>
    </style:style>
    <style:style style:name="P9" style:family="paragraph" style:parent-style-name="Ol" style:list-style-name="LS1" style:master-page-name="Standard">
      <style:paragraph-properties fo:margin-top="0in" fo:margin-bottom="0in" style:page-number="auto" style:writing-mode="lr-tb"/>
    </style:style>
    <style:style style:name="P10" style:family="paragraph" style:parent-style-name="Ul" style:list-style-name="LS3">
      <style:paragraph-properties fo:margin-top="0in" fo:margin-bottom="0in" style:writing-mode="lr-tb"/>
    </style:style>
    <style:style style:name="P11" style:family="paragraph" style:parent-style-name="Ul" style:list-style-name="LS4">
      <style:paragraph-properties fo:margin-top="0in" fo:margin-bottom="0in" style:writing-mode="lr-tb"/>
    </style:style>
    <style:style style:name="P12" style:family="paragraph" style:parent-style-name="Ul" style:list-style-name="LS5">
      <style:paragraph-properties fo:margin-top="0in" fo:margin-bottom="0in" style:writing-mode="lr-tb"/>
    </style:style>
    <style:style style:name="P13" style:family="paragraph" style:parent-style-name="Ul" style:list-style-name="LS6">
      <style:paragraph-properties fo:margin-top="0in" fo:margin-bottom="0in" style:writing-mode="lr-tb"/>
    </style:style>
    <style:style style:name="P14" style:family="paragraph" style:parent-style-name="Ul" style:list-style-name="LS7">
      <style:paragraph-properties fo:margin-top="0in" fo:margin-bottom="0in" style:writing-mode="lr-tb"/>
    </style:style>
    <style:style style:name="P15" style:family="paragraph" style:parent-style-name="Ul" style:list-style-name="LS8">
      <style:paragraph-properties fo:margin-top="0in" fo:margin-bottom="0in" style:writing-mode="lr-tb"/>
    </style:style>
    <style:style style:name="P16" style:family="paragraph" style:parent-style-name="Ul" style:list-style-name="LS9">
      <style:paragraph-properties fo:margin-top="0in" fo:margin-bottom="0in" style:writing-mode="lr-tb"/>
    </style:style>
    <style:style style:name="P17" style:family="paragraph" style:parent-style-name="Ul" style:list-style-name="LS14">
      <style:paragraph-properties fo:margin-top="0in" fo:margin-bottom="0in" style:writing-mode="lr-tb"/>
    </style:style>
    <style:style style:name="P18" style:family="paragraph" style:parent-style-name="Ul" style:list-style-name="LS15">
      <style:paragraph-properties fo:margin-top="0in" fo:margin-bottom="0in" style:writing-mode="lr-tb"/>
    </style:style>
    <style:style style:name="P19" style:family="paragraph" style:parent-style-name="Ul" style:list-style-name="LS16">
      <style:paragraph-properties fo:margin-top="0in" fo:margin-bottom="0in" style:writing-mode="lr-tb"/>
    </style:style>
    <style:style style:name="P20" style:family="paragraph" style:parent-style-name="Ul" style:list-style-name="LS17">
      <style:paragraph-properties fo:margin-top="0in" fo:margin-bottom="0in" style:writing-mode="lr-tb"/>
    </style:style>
    <style:style style:name="P21" style:family="paragraph" style:parent-style-name="Ul" style:list-style-name="LS14">
      <style:paragraph-properties fo:margin-top="0in" fo:margin-bottom="0in" style:writing-mode="lr-tb"/>
      <style:text-properties fo:font-weight="bold" style:font-weight-asian="bold" style:font-weight-complex="bold"/>
    </style:style>
    <style:style style:name="P22" style:family="paragraph" style:parent-style-name="Ul" style:list-style-name="LS20">
      <style:paragraph-properties fo:margin-top="0in" fo:margin-bottom="0in" style:writing-mode="lr-tb"/>
    </style:style>
    <style:style style:name="P23" style:family="paragraph" style:parent-style-name="Ul" style:list-style-name="LS21">
      <style:paragraph-properties fo:margin-top="0in" fo:margin-bottom="0in" style:writing-mode="lr-tb"/>
    </style:style>
    <style:style style:name="P24" style:family="paragraph" style:parent-style-name="Ul" style:list-style-name="LS22">
      <style:paragraph-properties fo:margin-top="0in" fo:margin-bottom="0in" style:writing-mode="lr-tb"/>
    </style:style>
    <style:style style:name="P25" style:family="paragraph" style:parent-style-name="Ul" style:list-style-name="LS24">
      <style:paragraph-properties fo:margin-top="0in" fo:margin-bottom="0in" style:writing-mode="lr-tb"/>
    </style:style>
    <style:style style:name="P26" style:family="paragraph" style:parent-style-name="Ul" style:list-style-name="LS9">
      <style:paragraph-properties fo:margin-top="0in" fo:margin-bottom="0.1945in" style:writing-mode="lr-tb"/>
    </style:style>
    <style:style style:name="P27" style:family="paragraph" style:parent-style-name="Ul" style:list-style-name="LS10">
      <style:paragraph-properties fo:margin-top="0in" fo:margin-bottom="0.1945in" style:writing-mode="lr-tb"/>
    </style:style>
    <style:style style:name="P28" style:family="paragraph" style:parent-style-name="Ul" style:list-style-name="LS12">
      <style:paragraph-properties fo:margin-top="0in" fo:margin-bottom="0.1945in" style:writing-mode="lr-tb"/>
    </style:style>
    <style:style style:name="P29" style:family="paragraph" style:parent-style-name="Standard" style:list-style-name="LS24">
      <style:paragraph-properties fo:margin-top="0in" fo:margin-bottom="0.1945in" style:writing-mode="lr-tb"/>
    </style:style>
    <style:style style:name="P30" style:family="paragraph" style:parent-style-name="Li" style:list-style-name="LS1">
      <style:paragraph-properties fo:margin-top="0in" fo:margin-bottom="0in" style:writing-mode="lr-tb"/>
    </style:style>
    <style:style style:name="P31" style:family="paragraph" style:parent-style-name="Li" style:list-style-name="LS2">
      <style:paragraph-properties fo:margin-top="0in" fo:margin-bottom="0in" style:writing-mode="lr-tb"/>
    </style:style>
    <style:style style:name="P32" style:family="paragraph" style:parent-style-name="Li" style:list-style-name="LS3">
      <style:paragraph-properties fo:margin-top="0in" fo:margin-bottom="0in" style:writing-mode="lr-tb"/>
    </style:style>
    <style:style style:name="P33" style:family="paragraph" style:parent-style-name="Li" style:list-style-name="LS4">
      <style:paragraph-properties fo:margin-top="0in" fo:margin-bottom="0in" style:writing-mode="lr-tb"/>
    </style:style>
    <style:style style:name="P34" style:family="paragraph" style:parent-style-name="Li" style:list-style-name="LS5">
      <style:paragraph-properties fo:margin-top="0in" fo:margin-bottom="0in" style:writing-mode="lr-tb"/>
    </style:style>
    <style:style style:name="P35" style:family="paragraph" style:parent-style-name="Li" style:list-style-name="LS6">
      <style:paragraph-properties fo:margin-top="0in" fo:margin-bottom="0in" style:writing-mode="lr-tb"/>
    </style:style>
    <style:style style:name="P36" style:family="paragraph" style:parent-style-name="Li" style:list-style-name="LS7">
      <style:paragraph-properties fo:margin-top="0in" fo:margin-bottom="0in" style:writing-mode="lr-tb"/>
    </style:style>
    <style:style style:name="P37" style:family="paragraph" style:parent-style-name="Li" style:list-style-name="LS8">
      <style:paragraph-properties fo:margin-top="0in" fo:margin-bottom="0in" style:writing-mode="lr-tb"/>
    </style:style>
    <style:style style:name="P38" style:family="paragraph" style:parent-style-name="Li" style:list-style-name="LS18">
      <style:paragraph-properties fo:margin-top="0in" fo:margin-bottom="0in" style:writing-mode="lr-tb"/>
    </style:style>
    <style:style style:name="P39" style:family="paragraph" style:parent-style-name="Li" style:list-style-name="LS19">
      <style:paragraph-properties fo:margin-top="0in" fo:margin-bottom="0in" style:writing-mode="lr-tb"/>
    </style:style>
    <style:style style:name="P40" style:family="paragraph" style:parent-style-name="Li" style:list-style-name="LS20">
      <style:paragraph-properties fo:margin-top="0in" fo:margin-bottom="0in" style:writing-mode="lr-tb"/>
    </style:style>
    <style:style style:name="P41" style:family="paragraph" style:parent-style-name="Li" style:list-style-name="LS25">
      <style:paragraph-properties fo:margin-top="0in" fo:margin-bottom="0in" style:writing-mode="lr-tb"/>
    </style:style>
    <style:style style:name="P42" style:family="paragraph" style:parent-style-name="Li" style:list-style-name="LS24">
      <style:paragraph-properties fo:margin-top="0in" fo:margin-bottom="0in" style:writing-mode="lr-tb"/>
    </style:style>
    <style:style style:name="P43" style:family="paragraph" style:parent-style-name="Li" style:list-style-name="LS1">
      <style:paragraph-properties fo:margin-top="0in" fo:margin-bottom="0.1945in" style:writing-mode="lr-tb"/>
    </style:style>
    <style:style style:name="P44" style:family="paragraph" style:parent-style-name="Li" style:list-style-name="LS8">
      <style:paragraph-properties fo:margin-top="0in" fo:margin-bottom="0.1945in" style:writing-mode="lr-tb"/>
    </style:style>
    <style:style style:name="P45" style:family="paragraph" style:parent-style-name="Li" style:list-style-name="LS11">
      <style:paragraph-properties fo:margin-top="0in" fo:margin-bottom="0.1945in" style:writing-mode="lr-tb"/>
    </style:style>
    <style:style style:name="P46" style:family="paragraph" style:parent-style-name="Li" style:list-style-name="LS13">
      <style:paragraph-properties fo:margin-top="0in" fo:margin-bottom="0.1945in" style:writing-mode="lr-tb"/>
    </style:style>
    <style:style style:name="P47" style:family="paragraph" style:parent-style-name="Li" style:list-style-name="LS19">
      <style:paragraph-properties fo:margin-top="0in" fo:margin-bottom="0.1945in" style:writing-mode="lr-tb"/>
    </style:style>
    <style:style style:name="P48" style:family="paragraph" style:parent-style-name="Li" style:list-style-name="LS23">
      <style:paragraph-properties fo:margin-top="0in" fo:margin-bottom="0.1945in" style:writing-mode="lr-tb"/>
    </style:style>
    <style:style style:name="P49" style:family="paragraph" style:parent-style-name="Li" style:list-style-name="LS24">
      <style:paragraph-properties fo:margin-top="0in" fo:margin-bottom="0.1945in" style:writing-mode="lr-tb"/>
    </style:style>
    <style:style style:name="P50" style:family="paragraph" style:parent-style-name="Pre">
      <style:paragraph-properties fo:margin-left="1in" fo:margin-right="0in" fo:text-indent="0in" style:auto-text-indent="false" style:writing-mode="lr-tb"/>
      <style:text-properties style:font-name="Courier New1" style:font-name-asian="Courier New1" style:font-name-complex="Courier New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cc99" style:font-weight-asian="bold" style:font-weight-complex="bold"/>
    </style:style>
    <style:style style:name="T6" style:family="text">
      <style:text-properties fo:font-weight="bold" fo:background-color="#ffff00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background-color="#ffc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49254126" text:style-name="LS1">
        <text:list-item>
          <text:p text:style-name="P9"><text:a xlink:type="simple" xlink:href="#Organization_for_xray_and_UVB_" office:target-frame-name="_self" xlink:show="replace"><text:span text:style-name="T1">Organization (for xray and UVB)</text:span></text:a> </text:p>
          <text:list>
            <text:list-item>
              <text:p text:style-name="P8"><text:a xlink:type="simple" xlink:href="#Data_locations" office:target-frame-name="_self" xlink:show="replace"><text:span text:style-name="T1">Data locations</text:span></text:a> </text:p>
              <text:list>
                <text:list-item>
                  <text:p text:style-name="P30"><text:a xlink:type="simple" xlink:href="#Analysis_tools_see_jet_cv_" office:target-frame-name="_self" xlink:show="replace"><text:span text:style-name="T1">Analysis tools (see jet:cv/)</text:span></text:a> </text:p>
                </text:list-item>
              </text:list>
            </text:list-item>
            <text:list-item>
              <text:p text:style-name="P8"><text:a xlink:type="simple" xlink:href="#Spectra_Generation" office:target-frame-name="_self" xlink:show="replace"><text:span text:style-name="T1">Spectra Generation</text:span></text:a> </text:p>
              <text:list text:style-name="LS2">
                <text:list-item>
                  <text:p text:style-name="P31"><text:a xlink:type="simple" xlink:href="#Oppenheimer_Plots_and_Histogra" office:target-frame-name="_self" xlink:show="replace"><text:span text:style-name="T1">Oppenheimer Plots and Histogramming</text:span></text:a> </text:p>
                </text:list-item>
              </text:list>
            </text:list-item>
          </text:list>
          <text:list>
            <text:list-item>
              <text:p text:style-name="P43"><text:a xlink:type="simple" xlink:href="#Correlation_Functions_wp_xi_" office:target-frame-name="_self" xlink:show="replace"><text:span text:style-name="T1">Correlation Functions (wp, xi)</text:span></text:a> </text:p>
            </text:list-item>
          </text:list>
        </text:list-item>
      </text:list>
      <text:h text:style-name="P5" text:outline-level="1"><text:bookmark-start text:name="Organization_for_xray_and_UVB_"/>Organization<text:bookmark-end text:name="Organization_for_xray_and_UVB_"/> (for xray and UVB) </text:h>
      <text:p text:style-name="P1">  </text:p>
      <text:p text:style-name="P1"/>
      <text:p text:style-name="P3"/>
      <text:h text:style-name="P6" text:outline-level="2"><text:bookmark-start text:name="Data_locations"/>Data<text:bookmark-end text:name="Data_locations"/> locations </text:h>
      <text:p text:style-name="P2">Simulation data and analysis=work.F's are on <text:span text:style-name="T3">jet</text:span><text:span text:style-name="T4"> </text:span>and <text:span text:style-name="T3">mandor</text:span> (logrus is old).  </text:p>
      <text:list xml:id="list1242041017" text:style-name="LS3">
        <text:list-item>
          <text:p text:style-name="P10"><text:span text:style-name="T3">mandor</text:span> still hopefully has data for small galaxies mandor:cl/  </text:p>
          <text:list>
            <text:list-item>
              <text:p text:style-name="P10">hrei.L6N.2 exists on logrus in oldbubble and mandor I guess...  </text:p>
              <text:list>
                <text:list-item>
                  <text:p text:style-name="P10">on logrus... find / -name '*L6N*' 2&gt; /dev/null </text:p>
                  <text:list>
                    <text:list-item>
                      <text:p text:style-name="P32">def files are in some of those directories. </text:p>
                    </text:list-item>
                  </text:list>
                </text:list-item>
              </text:list>
            </text:list-item>
            <text:list-item>
              <text:p text:style-name="P10">CL simulations -mandor:cl/ </text:p>
              <text:list text:style-name="LS4">
                <text:list-item>
                  <text:p text:style-name="P11">a_def.h: </text:p>
                  <text:list>
                    <text:list-item>
                      <text:p text:style-name="P33">!!#define FHICORR<text:line-break/>!!#define TRHOCORR<text:line-break/>#define MINBACK </text:p>
                    </text:list-item>
                  </text:list>
                </text:list-item>
              </text:list>
            </text:list-item>
          </text:list>
        </text:list-item>
      </text:list>
      <text:list xml:id="list13" text:style-name="LS3">
        <text:list-item>
          <text:p text:style-name="P10"><text:span text:style-name="T3">jet</text:span> is good for large box data  </text:p>
        </text:list-item>
      </text:list>
      <text:list xml:id="list205175414" text:style-name="LS5">
        <text:list-item>
          <text:list>
            <text:list-item>
              <text:p text:style-name="P12">Daniel's simulation - jet:cv/ </text:p>
              <text:list>
                <text:list-item>
                  <text:p text:style-name="P12"><text:span text:style-name="T4">NOTE</text:span> : there is no hlist file for cv so <text:span text:style-name="T4">Analyze.F </text:span>is different from other boxes... </text:p>
                  <text:list>
                    <text:list-item>
                      <text:p text:style-name="P34">First hlist read is tested to make sure we are centered on the first gal in hlist </text:p>
                    </text:list-item>
                    <text:list-item>
                      <text:p text:style-name="P12">Second we must assign a position/velocity for the centered on gal  by hand:   </text:p>
                    </text:list-item>
                  </text:list>
                  <text:list>
                    <text:list-item text:style-override="LS6">
                      <text:p text:style-name="P35">&lt;       pxg = 64.6616<text:line-break/>&lt;       pyg = 61.5005<text:line-break/>&lt;       pzg = 69.1600<text:line-break/>&lt;       vxg=0.*aexpn/v0<text:line-break/>&lt;       vyg=0.*aexpn/v0<text:line-break/>&lt;       vzg=-30.*aexpn/v0 </text:p>
                    </text:list-item>
                    <text:list-item text:style-override="LS6">
                      <text:p text:style-name="P13"><text:a xlink:type="simple" xlink:href="http://pages.google.com/edit/sam.leitner/Analyze.F"><text:span text:style-name="T1">Analyze.F</text:span></text:a> </text:p>
                    </text:list-item>
                  </text:list>
                </text:list-item>
              </text:list>
              <text:list>
                <text:list-item text:style-override="LS7">
                  <text:p text:style-name="P14">a_def.h: </text:p>
                  <text:list text:style-name="LS7">
                    <text:list-item>
                      <text:p text:style-name="P36"> #define FHICORR        !equilibrium<text:line-break/>!!#define TRHOCORR !alter t-rho<text:line-break/>!!#define MINBACK      !minimum fhi from background </text:p>
                    </text:list-item>
                  </text:list>
                </text:list-item>
              </text:list>
            </text:list-item>
          </text:list>
          <text:list>
            <text:list-item>
              <text:p text:style-name="P12">Daisuke's simulation - jet:dai/ </text:p>
              <text:list text:style-name="LS8">
                <text:list-item>
                  <text:p text:style-name="P15"><text:soft-page-break/>a_def.h: </text:p>
                  <text:list>
                    <text:list-item>
                      <text:p text:style-name="P15">#define FHICORR     !equilibrium<text:line-break/>#define TRHOCORR !alter t-rho<text:line-break/>!!#define MINBACK   !minimum fhi from background<text:line-break/>  </text:p>
                      <text:list>
                        <text:list-item>
                          <text:p text:style-name="P37"><text:span text:style-name="T4">note: </text:span>the temp-rho correction is put in by hand at the beginning of the file=danger  </text:p>
                        </text:list-item>
                        <text:list-item>
                          <text:p text:style-name="P44"> 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"/>
      <text:p text:style-name="P1"/>
      <text:h text:style-name="P6" text:outline-level="2"><text:bookmark-start text:name="Analysis_tools_see_jet_cv_"/>Analysis<text:bookmark-end text:name="Analysis_tools_see_jet_cv_"/> tools (see jet:cv/) </text:h>
      <text:p text:style-name="P2"><text:span text:style-name="T4">cube.F</text:span><text:span text:style-name="T4"> </text:span></text:p>
      <text:list xml:id="list796766124" text:style-name="LS9">
        <text:list-item>
          <text:p text:style-name="P16">generates: 'outplne/a.'//digits(i)//digits(j)//'-ipix'//digits(idigi1)//digits(idigi0) </text:p>
          <text:list>
            <text:list-item>
              <text:p text:style-name="P26">plot with <text:span text:style-name="T4">z.cray=create images from cube</text:span> </text:p>
            </text:list-item>
          </text:list>
        </text:list-item>
      </text:list>
      <text:list xml:id="list145501793" text:style-name="LS10">
        <text:list-item>
          <text:p text:style-name="P27">generates: distvcol-a.'//digits(i)//digits(j)//'-ipix'//digits(idigi1)//digits(idigi0) </text:p>
        </text:list-item>
      </text:list>
      <text:list xml:id="list1207894050" text:style-name="LS11">
        <text:list-item>
          <text:list>
            <text:list-item>
              <text:p text:style-name="P45">use <text:span text:style-name="T4">var.cray=create dist v coldensity plots</text:span> to accumulate points in the distance vs column density plots... several of these at different angles (ipix) with a given redshift, are catted and appended into outplne/distnh1c-a.25 </text:p>
            </text:list-item>
          </text:list>
        </text:list-item>
      </text:list>
      <text:p text:style-name="P2"><text:span text:style-name="T4">ranlos.F</text:span><text:span text:style-name="T4"> </text:span></text:p>
      <text:list xml:id="list1242951544" text:style-name="LS12">
        <text:list-item>
          <text:p text:style-name="P28">generates:  fidpix = 'out/flos-a.'//digits(i)//digits(j)//'-ipix'//digits(idpix1)//digits(idpix0)//'-'//letters(quad)//digits(idigi1)//digits(idigi0) </text:p>
        </text:list-item>
      </text:list>
      <text:list xml:id="list348381915" text:style-name="LS13">
        <text:list-item>
          <text:list>
            <text:list-item>
              <text:p text:style-name="P46">Transfer to leda:bubble/in/  and see spectra generation </text:p>
            </text:list-item>
          </text:list>
        </text:list-item>
      </text:list>
      <text:p text:style-name="P1">  </text:p>
      <text:p text:style-name="P1">  </text:p>
      <text:h text:style-name="P6" text:outline-level="2"><text:bookmark-start text:name="Spectra_Generation"/>Spectra<text:bookmark-end text:name="Spectra_Generation"/> Generation </text:h>
      <text:p text:style-name="P1"><text:span text:style-name="T3">LEDA: </text:span><text:span text:style-name="T7">bubble/spectra/ or asdf:research/spectra/</text:span><text:span text:style-name="T7"> </text:span></text:p>
      <text:list xml:id="list1310843178" text:style-name="LS14">
        <text:list-item>
          <text:p text:style-name="P17"><text:span text:style-name="T4">los.cray</text:span> creates <text:span text:style-name="T4">spectra</text:span>. <text:span text:style-name="T9">set aexpn, ipix, froot="flos", fout="spec"</text:span><text:span text:style-name="T9"> </text:span></text:p>
          <text:list>
            <text:list-item>
              <text:p text:style-name="P17"><text:span text:style-name="T9"> </text:span>input comes from ../in/$froot*$aexpn*ipix$ipix* output goes to: </text:p>
            </text:list-item>
          </text:list>
          <text:list>
            <text:list-item text:style-override="LS15">
              <text:p text:style-name="P18">1) set #1=single file w/ positions/column density for all LOS $foutdat="foutdat" </text:p>
            </text:list-item>
          </text:list>
          <text:list>
            <text:list-item text:style-override="LS16">
              <text:p text:style-name="P19">2) set #2=many files w/ spectra written to spec-a??-ipix??-a/b/c/d?? </text:p>
            </text:list-item>
          </text:list>
          <text:list>
            <text:list-item text:style-override="LS17">
              <text:p text:style-name="P20">3) errors are printed (although they could be directed to bads.err) </text:p>
              <text:list text:style-name="LS18">
                <text:list-item>
                  <text:p text:style-name="P38"><text:soft-page-break/>note spectra sets everything to physical h-1mpc whereas ranlos outputs in comoving </text:p>
                </text:list-item>
              </text:list>
            </text:list-item>
          </text:list>
        </text:list-item>
        <text:list-item>
          <text:p text:style-name="P21">Metallicity Scenarios  </text:p>
        </text:list-item>
      </text:list>
      <text:list xml:id="list1933489410" text:style-name="LS19">
        <text:list-item>
          <text:list>
            <text:list-item>
              <text:list>
                <text:list-item>
                  <text:p text:style-name="P39">Constant floor -2: zcf2 </text:p>
                </text:list-item>
                <text:list-item>
                  <text:p text:style-name="P39">Constant floor -3: zcf3 </text:p>
                </text:list-item>
                <text:list-item>
                  <text:p text:style-name="P39">Schaye relation:  zsch </text:p>
                </text:list-item>
                <text:list-item>
                  <text:p text:style-name="P39">Schaye relation +1:  zsch1 </text:p>
                </text:list-item>
                <text:list-item>
                  <text:p text:style-name="P47">Schaye relation + flr -3:  zsch-cf3 </text:p>
                </text:list-item>
              </text:list>
            </text:list-item>
          </text:list>
        </text:list-item>
      </text:list>
      <text:p text:style-name="P2">All abundances are given by number relative to hydrogen,<text:line-break/>and solar abundance are taken to be (O/H)⊙ = -3.13,<text:line-break/>(C/H)⊙ = -3.45, and (Si/H)⊙ = -4.45 (Anders &amp; Grevesse<text:line-break/>1989). </text:p>
      <text:list xml:id="list1014110388" text:style-name="LS20">
        <text:list-item>
          <text:list>
            <text:list-item>
              <text:p text:style-name="P40">  </text:p>
            </text:list-item>
          </text:list>
        </text:list-item>
        <text:list-item>
          <text:p text:style-name="P22"><text:span text:style-name="T4">fv.cray</text:span> plots quantities. <text:span text:style-name="T9">set aexpn, ipix and foutdat .</text:span> </text:p>
        </text:list-item>
      </text:list>
      <text:list xml:id="list2124172353" text:style-name="LS21">
        <text:list-item>
          <text:list>
            <text:list-item>
              <text:p text:style-name="P23"><text:a xlink:type="simple" xlink:href="http://fvx.sm/"><text:span text:style-name="T2">fvx.sm</text:span></text:a> makes spectra outputs -- **the inputs here are the spectra from los.cray** </text:p>
            </text:list-item>
          </text:list>
          <text:list>
            <text:list-item text:style-override="LS22">
              <text:p text:style-name="P24"><text:a xlink:type="simple" xlink:href="http://dlos.sm/"><text:span text:style-name="T2">dlos.sm</text:span></text:a> makes rainbow density/velocity/distance plots </text:p>
            </text:list-item>
          </text:list>
          <text:list>
            <text:list-item text:style-override="LS23">
              <text:p text:style-name="P48"><text:a xlink:type="simple" xlink:href="http://rholos.sm/"><text:span text:style-name="T2">rholos.sm</text:span></text:a> makes rho/T/fhI/distance plots </text:p>
            </text:list-item>
          </text:list>
        </text:list-item>
      </text:list>
      <text:p text:style-name="P1">  </text:p>
      <text:h text:style-name="P7" text:outline-level="3"><text:bookmark-start text:name="Oppenheimer_Plots_and_Histogra"/>Oppenheimer<text:bookmark-end text:name="Oppenheimer_Plots_and_Histogra"/> Plots and Histogramming </text:h>
      <text:p text:style-name="P1"> <text:span text:style-name="T3">LEDA: </text:span><text:span text:style-name="T7">bubble/spectra/</text:span>  </text:p>
      <text:p text:style-name="P1"><text:span text:style-name="T8">f1mpc.cray</text:span> </text:p>
      <text:list xml:id="list1326157210" text:style-name="LS24">
        <text:list-item>
          <text:p text:style-name="P25"><text:span text:style-name="T7">compiles and runs </text:span><text:span text:style-name="T8">f1mpc.c</text:span><text:span text:style-name="T7"> on spectra files in out/spec* for a given aexpn</text:span><text:span text:style-name="T7"> </text:span></text:p>
        </text:list-item>
        <text:list-item>
          <text:p text:style-name="P29"><text:span text:style-name="T4">f1mpc.c</text:span> just averages point from the spectrum files in a velocity range, each of the points in a spectrum file sits at the same velocity, so this is unnecessary and confusing. But it is working so I wont change it... to check it something like: </text:p>
        </text:list-item>
      </text:list>
      <text:p text:style-name="P50">plot [][]'f1mpc-a.30-ipix.dat' u 8:4 every ::5::100 w l, </text:p>
      <text:p text:style-name="P50">'f1mpc-a.30-ipix.dat' u 8:3 every ::5::100 w l, </text:p>
      <text:p text:style-name="P50">'../../out/cv-z6/spec-a.30-ipix01-a001' u 5:6</text:p>
      <text:p text:style-name="P4">from the f1out/cv-z6 folder, works. </text:p>
      <text:list xml:id="list1841862315" text:style-name="LS25">
        <text:list-item>
          <text:list>
            <text:list-item>
              <text:p text:style-name="P41">the output <text:span text:style-name="T4">is</text:span> consolidated to f1out/cv-z6/f1mpc-a.30-ipix.dat, so that  compilation of spectra files is useful </text:p>
            </text:list-item>
          </text:list>
        </text:list-item>
      </text:list>
      <text:list xml:id="list53" text:style-name="LS24">
        <text:list-item>
          <text:p text:style-name="P42"> <text:span text:style-name="T7">compiles and runs </text:span><text:span text:style-name="T8">pf1.c</text:span><text:span text:style-name="T7"> on cat-ted file above to get histograms, medians and averages of tau</text:span> </text:p>
        </text:list-item>
        <text:list-item>
          <text:p text:style-name="P42"><text:span text:style-name="T7">plots files using gnuplot routines that are written directly in the cray file itself</text:span> </text:p>
        </text:list-item>
        <text:list-item>
          <text:p text:style-name="P49"/>
        </text:list-item>
      </text:list>
      <text:p text:style-name="P3"/>
      <text:p text:style-name="P1"><text:span text:style-name="T10">the comparisons to</text:span><text:span text:style-name="T5"> NAHAR</text:span> are done in the spectra file and output into nahtest.dat or something similar. </text:p>
      <text:p text:style-name="P1"><text:soft-page-break/><text:span text:style-name="T6">cloudchecknahar.plt</text:span> plots ionization fraction vs temperature where the colorscale is hydrogen density/&lt;nh&gt;.  </text:p>
      <text:p text:style-name="P1">also has a quick test of the optical depth ratios! </text:p>
      <text:p text:style-name="P1">  </text:p>
      <text:p text:style-name="P1"><text:a xlink:type="simple" xlink:href="http://logrus.uchicago.edu/group/index.php/Feedback"><text:span text:style-name="T1">http://logrus.uchicago.edu/group/index.php/Feedback</text:span></text:a> - has a description of cloudy grid. </text:p>
      <text:p text:style-name="P1">  </text:p>
      <text:p text:style-name="P1">Plot ovi (red), rho (green), temp ()  </text:p>
      <text:p text:style-name="P1">plot [-2:2][]'../../spectra/nahartest.dat' u 7:8 ev ::1::1300 w l, '../../spectra/nahartest.dat' u 7:($6/10**7.) ev ::10::1150 w l, '../../spectra/nahartest.dat' u 7:1 ev ::1::1300 w l </text:p>
      <text:p text:style-name="P1"/>
      <text:p text:style-name="P1"/>
      <text:p text:style-name="P1">Explanation: </text:p>
      <text:p text:style-name="P1"> The high density medium is extremely sensitive to OVI in temperature. Since only a tiny fraction of dense particles reach such high temperatures,  </text:p>
      <text:p text:style-name="P1">  </text:p>
      <text:p text:style-name="P1">  </text:p>
      <text:p text:style-name="P1"> <text:line-break/><text:line-break/></text:p>
      <text:p text:style-name="P1">  </text:p>
      <text:p text:style-name="P3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Symbol" svg:font-family="Symbol"/>
    <style:font-face style:name="Times New Roman" svg:font-family="'Times New Roman'"/>
    <style:font-face style:name="Wingdings" svg:font-family="Wingding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fo:color="#000000" style:font-name="Times New Roman" fo:font-size="12pt" fo:background-color="#ffffff" style:font-name-asian="Times New Roman" style:font-size-asian="12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8pt" fo:font-weight="bold" fo:background-color="#ffffff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4pt" fo:font-style="italic" fo:font-weight="bold" fo:background-color="#ffffff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2pt" fo:font-weight="bold" fo:background-color="#ffffff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Times New Roman" fo:font-size="10pt" fo:font-weight="bold" fo:background-color="#ffffff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Times New Roman" fo:font-size="8pt" fo:font-style="italic" fo:font-weight="bold" fo:background-color="#ffffff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Times New Roman" fo:font-size="8pt" fo:font-weight="bold" fo:background-color="#ffffff" style:font-name-asian="Times New Roman" style:font-size-asian="11pt" style:font-weight-asian="bold" style:font-name-complex="Times New Roman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Div_5f_google_5f_header" style:display-name="Div_google_header" style:family="paragraph" style:parent-style-name="Div">
      <style:paragraph-properties fo:background-color="#ffffff">
        <style:background-image/>
      </style:paragraph-properties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footnote-marker-highlight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comment-green" style:family="paragraph" style:parent-style-name="Standard">
      <style:paragraph-properties fo:background-color="#d7ffd7">
        <style:background-image/>
      </style:paragraph-properties>
      <style:text-properties fo:background-color="#d7ffd7"/>
    </style:style>
    <style:style style:name="writely-footnote-marker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writely-comment-purple" style:family="paragraph" style:parent-style-name="Standard">
      <style:paragraph-properties fo:background-color="#eed7ff">
        <style:background-image/>
      </style:paragraph-properties>
      <style:text-properties fo:background-color="#eed7ff"/>
    </style:style>
    <style:style style:name="Html_5f_pageview" style:display-name="Html_pageview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writely-comment-yellow" style:family="paragraph" style:parent-style-name="Standard">
      <style:paragraph-properties fo:background-color="#ffffd7">
        <style:background-image/>
      </style:paragraph-properties>
      <style:text-properties fo:background-color="#ffffd7"/>
    </style:style>
    <style:style style:name="writely-comment-blue" style:family="paragraph" style:parent-style-name="Standard">
      <style:paragraph-properties fo:background-color="#d7ffff">
        <style:background-image/>
      </style:paragraph-properties>
      <style:text-properties fo:background-color="#d7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comment-orange" style:family="paragraph" style:parent-style-name="Standard">
      <style:paragraph-properties fo:background-color="#ffe3c0">
        <style:background-image/>
      </style:paragraph-properties>
      <style:text-properties fo:background-color="#ffe3c0"/>
    </style:style>
    <style:style style:name="writely-comment-pink" style:family="paragraph" style:parent-style-name="Standard">
      <style:paragraph-properties fo:background-color="#ffd7ff">
        <style:background-image/>
      </style:paragraph-properties>
      <style:text-properties fo:background-color="#ffd7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Div_5f_google_5f_footer" style:display-name="Div_google_footer" style:family="paragraph" style:parent-style-name="Div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writely-footnote-hide-selectio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Courier New1" fo:background-color="#ffffff" style:font-name-asian="Courier New1" style:font-name-complex="Courier New1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callout-data" style:family="paragraph" style:parent-style-name="Standard">
      <style:paragraph-properties fo:margin-left="-0.0102in" fo:margin-right="0in" fo:text-indent="0in" style:auto-text-indent="false" fo:background-color="#ffffff">
        <style:background-image/>
      </style:paragraph-properties>
      <style:text-properties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_5f_writely-toc-none" style:display-name="Ol_writely-toc-none" style:family="paragraph" style:parent-style-name="Ol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ist3Level0" style:family="text">
      <style:text-properties style:font-name="Symbol"/>
    </style:style>
    <style:style style:name="List3Level1" style:family="text">
      <style:text-properties style:font-name="Courier New1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1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1"/>
    </style:style>
    <style:style style:name="List3Level8" style:family="text">
      <style:text-properties style:font-name="Wingdings"/>
    </style:style>
    <style:style style:name="List4Level0" style:family="text">
      <style:text-properties style:font-name="Symbol"/>
    </style:style>
    <style:style style:name="List4Level1" style:family="text">
      <style:text-properties style:font-name="Courier New1"/>
    </style:style>
    <style:style style:name="List4Level2" style:family="text">
      <style:text-properties style:font-name="Wingdings"/>
    </style:style>
    <style:style style:name="List4Level3" style:family="text">
      <style:text-properties style:font-name="Symbol"/>
    </style:style>
    <style:style style:name="List4Level4" style:family="text">
      <style:text-properties style:font-name="Courier New1"/>
    </style:style>
    <style:style style:name="List4Level5" style:family="text">
      <style:text-properties style:font-name="Wingdings"/>
    </style:style>
    <style:style style:name="List4Level6" style:family="text">
      <style:text-properties style:font-name="Symbol"/>
    </style:style>
    <style:style style:name="List4Level7" style:family="text">
      <style:text-properties style:font-name="Courier New1"/>
    </style:style>
    <style:style style:name="List4Level8" style:family="text">
      <style:text-properties style:font-name="Wingdings"/>
    </style:style>
    <style:style style:name="List5Level0" style:family="text">
      <style:text-properties style:font-name="Symbol"/>
    </style:style>
    <style:style style:name="List5Level1" style:family="text">
      <style:text-properties style:font-name="Courier New1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1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1"/>
    </style:style>
    <style:style style:name="List5Level8" style:family="text">
      <style:text-properties style:font-name="Wingdings"/>
    </style:style>
    <style:style style:name="List6Level0" style:family="text">
      <style:text-properties style:font-name="Symbol"/>
    </style:style>
    <style:style style:name="List6Level1" style:family="text">
      <style:text-properties style:font-name="Courier New1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1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1"/>
    </style:style>
    <style:style style:name="List6Level8" style:family="text">
      <style:text-properties style:font-name="Wingdings"/>
    </style:style>
    <style:style style:name="List7Level0" style:family="text">
      <style:text-properties style:font-name="Symbol"/>
    </style:style>
    <style:style style:name="List7Level1" style:family="text">
      <style:text-properties style:font-name="Courier New1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1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1"/>
    </style:style>
    <style:style style:name="List7Level8" style:family="text">
      <style:text-properties style:font-name="Wingdings"/>
    </style:style>
    <style:style style:name="List8Level0" style:family="text">
      <style:text-properties style:font-name="Symbol"/>
    </style:style>
    <style:style style:name="List8Level1" style:family="text">
      <style:text-properties style:font-name="Courier New1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1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1"/>
    </style:style>
    <style:style style:name="List8Level8" style:family="text">
      <style:text-properties style:font-name="Wingdings"/>
    </style:style>
    <style:style style:name="List9Level0" style:family="text">
      <style:text-properties style:font-name="Symbol"/>
    </style:style>
    <style:style style:name="List9Level1" style:family="text">
      <style:text-properties style:font-name="Courier New1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1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1"/>
    </style:style>
    <style:style style:name="List9Level8" style:family="text">
      <style:text-properties style:font-name="Wingdings"/>
    </style:style>
    <style:style style:name="List10Level0" style:family="text">
      <style:text-properties style:font-name="Symbol"/>
    </style:style>
    <style:style style:name="List10Level1" style:family="text">
      <style:text-properties style:font-name="Courier New1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1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1"/>
    </style:style>
    <style:style style:name="List10Level8" style:family="text">
      <style:text-properties style:font-name="Wingdings"/>
    </style:style>
    <style:style style:name="List11Level0" style:family="text">
      <style:text-properties style:font-name="Symbol"/>
    </style:style>
    <style:style style:name="List11Level1" style:family="text">
      <style:text-properties style:font-name="Courier New1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1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1"/>
    </style:style>
    <style:style style:name="List11Level8" style:family="text">
      <style:text-properties style:font-name="Wingdings"/>
    </style:style>
    <style:style style:name="List12Level0" style:family="text">
      <style:text-properties style:font-name="Symbol"/>
    </style:style>
    <style:style style:name="List12Level1" style:family="text">
      <style:text-properties style:font-name="Courier New1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1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1"/>
    </style:style>
    <style:style style:name="List12Level8" style:family="text">
      <style:text-properties style:font-name="Wingdings"/>
    </style:style>
    <style:style style:name="List13Level0" style:family="text">
      <style:text-properties style:font-name="Symbol"/>
    </style:style>
    <style:style style:name="List13Level1" style:family="text">
      <style:text-properties style:font-name="Courier New1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1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1"/>
    </style:style>
    <style:style style:name="List13Level8" style:family="text">
      <style:text-properties style:font-name="Wingdings"/>
    </style:style>
    <style:style style:name="List14Level0" style:family="text">
      <style:text-properties style:font-name="Symbol"/>
    </style:style>
    <style:style style:name="List14Level1" style:family="text">
      <style:text-properties style:font-name="Courier New1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1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1"/>
    </style:style>
    <style:style style:name="List14Level8" style:family="text">
      <style:text-properties style:font-name="Wingdings"/>
    </style:style>
    <style:style style:name="List15Level0" style:family="text">
      <style:text-properties style:font-name="Symbol"/>
    </style:style>
    <style:style style:name="List15Level1" style:family="text">
      <style:text-properties style:font-name="Courier New1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1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1"/>
    </style:style>
    <style:style style:name="List15Level8" style:family="text">
      <style:text-properties style:font-name="Wingdings"/>
    </style:style>
    <style:style style:name="List16Level0" style:family="text">
      <style:text-properties style:font-name="Symbol"/>
    </style:style>
    <style:style style:name="List16Level1" style:family="text">
      <style:text-properties style:font-name="Courier New1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1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1"/>
    </style:style>
    <style:style style:name="List16Level8" style:family="text">
      <style:text-properties style:font-name="Wingdings"/>
    </style:style>
    <style:style style:name="List17Level0" style:family="text">
      <style:text-properties style:font-name="Symbol"/>
    </style:style>
    <style:style style:name="List17Level1" style:family="text">
      <style:text-properties style:font-name="Courier New1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1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1"/>
    </style:style>
    <style:style style:name="List17Level8" style:family="text">
      <style:text-properties style:font-name="Wingdings"/>
    </style:style>
    <style:style style:name="List18Level0" style:family="text">
      <style:text-properties style:font-name="Symbol"/>
    </style:style>
    <style:style style:name="List18Level1" style:family="text">
      <style:text-properties style:font-name="Courier New1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1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1"/>
    </style:style>
    <style:style style:name="List18Level8" style:family="text">
      <style:text-properties style:font-name="Wingdings"/>
    </style:style>
    <style:style style:name="List19Level0" style:family="text">
      <style:text-properties style:font-name="Symbol"/>
    </style:style>
    <style:style style:name="List19Level1" style:family="text">
      <style:text-properties style:font-name="Courier New1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1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1"/>
    </style:style>
    <style:style style:name="List19Level8" style:family="text">
      <style:text-properties style:font-name="Wingdings"/>
    </style:style>
    <style:style style:name="List20Level0" style:family="text">
      <style:text-properties style:font-name="Symbol"/>
    </style:style>
    <style:style style:name="List20Level1" style:family="text">
      <style:text-properties style:font-name="Courier New1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1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1"/>
    </style:style>
    <style:style style:name="List20Level8" style:family="text">
      <style:text-properties style:font-name="Wingdings"/>
    </style:style>
    <style:style style:name="List21Level0" style:family="text">
      <style:text-properties style:font-name="Symbol"/>
    </style:style>
    <style:style style:name="List21Level1" style:family="text">
      <style:text-properties style:font-name="Courier New1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1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1"/>
    </style:style>
    <style:style style:name="List21Level8" style:family="text">
      <style:text-properties style:font-name="Wingdings"/>
    </style:style>
    <style:style style:name="List22Level0" style:family="text">
      <style:text-properties style:font-name="Symbol"/>
    </style:style>
    <style:style style:name="List22Level1" style:family="text">
      <style:text-properties style:font-name="Courier New1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1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1"/>
    </style:style>
    <style:style style:name="List22Level8" style:family="text">
      <style:text-properties style:font-name="Wingdings"/>
    </style:style>
    <style:style style:name="List23Level0" style:family="text">
      <style:text-properties style:font-name="Symbol"/>
    </style:style>
    <style:style style:name="List23Level1" style:family="text">
      <style:text-properties style:font-name="Courier New1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1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1"/>
    </style:style>
    <style:style style:name="List23Level8" style:family="text">
      <style:text-properties style:font-name="Wingdings"/>
    </style:style>
    <style:style style:name="List24Level0" style:family="text">
      <style:text-properties style:font-name="Symbol"/>
    </style:style>
    <style:style style:name="List24Level1" style:family="text">
      <style:text-properties style:font-name="Courier New1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1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1"/>
    </style:style>
    <style:style style:name="List24Level8" style:family="text">
      <style:text-properties style:font-name="Wingdings"/>
    </style:style>
    <style:style style:name="List25Level0" style:family="text">
      <style:text-properties style:font-name="Symbol"/>
    </style:style>
    <style:style style:name="List25Level1" style:family="text">
      <style:text-properties style:font-name="Courier New1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1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1"/>
    </style:style>
    <style:style style:name="List25Level8" style:family="text">
      <style:text-properties style:font-name="Wingdings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1">
        <style:list-level-properties text:space-before="0.75in" text:min-label-width="0.25in"/>
      </text:list-level-style-number>
      <text:list-level-style-number text:level="3" text:style-name="List1Level2" style:num-suffix="." style:num-format="1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1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3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3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3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3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3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3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3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3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4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4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4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4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4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4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4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4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5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5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5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5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5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5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5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5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6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6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6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6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6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6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6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6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7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7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7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7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7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7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7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7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bullet text:level="1" text:style-name="List8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8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8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8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8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8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8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8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8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9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9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9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9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9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9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9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9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0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0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0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0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0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0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0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0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1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1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1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1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1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1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1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1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2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2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2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2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2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2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2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2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bullet text:level="1" text:style-name="List13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3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3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3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3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3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3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3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3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4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4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4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4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4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4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4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4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5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5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5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5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5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5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5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5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6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6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6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6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6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6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6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6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7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7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7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7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7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7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7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7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bullet text:level="1" text:style-name="List18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8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8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8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8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8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8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8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8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bullet text:level="1" text:style-name="List19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19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19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19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19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19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19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19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19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bullet text:level="1" text:style-name="List20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0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0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0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0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0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0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0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0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bullet text:level="1" text:style-name="List21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1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1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1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1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1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1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1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1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bullet text:level="1" text:style-name="List22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2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2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2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2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2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2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2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2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3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3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3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3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3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3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3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3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bullet text:level="1" text:style-name="List24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4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4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4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4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4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4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4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4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bullet text:level="1" text:style-name="List25Level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List25Level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List25Level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List25Level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List25Level4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List25Level5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List25Level6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List25Level7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List25Level8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Organization (for xray, UVB and spectra)</dc:title>
    <meta:initial-creator/>
    <dc:creator/>
    <meta:editing-cycles>0</meta:editing-cycles>
    <meta:document-statistic meta:table-count="0" meta:image-count="0" meta:object-count="0" meta:page-count="4" meta:paragraph-count="90" meta:word-count="703" meta:character-count="4864"/>
  </office:meta>
</office:document-meta>
</file>